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Segoe UI Emoji" style:font-name-complex="Segoe UI Emoji"/>
    </style:style>
    <style:style style:name="T3" style:parent-style-name="DefaultParagraphFont" style:family="text">
      <style:text-properties style:font-name="Segoe UI Emoji" style:font-name-complex="Segoe UI Emoji"/>
    </style:style>
    <style:style style:name="T4" style:parent-style-name="DefaultParagraphFont" style:family="text">
      <style:text-properties style:font-name="Segoe UI Emoji" style:font-name-complex="Segoe UI Emoji"/>
    </style:style>
    <style:style style:name="T5" style:parent-style-name="DefaultParagraphFont" style:family="text">
      <style:text-properties style:font-name="Segoe UI Emoji" style:font-name-complex="Segoe UI Emoji"/>
    </style:style>
    <style:style style:name="P6"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7" style:parent-style-name="DefaultParagraphFont" style:family="text">
      <style:text-properties style:font-name="Segoe UI Emoji" style:font-name-complex="Segoe UI Emoji"/>
    </style:style>
    <style:style style:name="T8" style:parent-style-name="DefaultParagraphFont" style:family="text">
      <style:text-properties style:font-name="Segoe UI Emoji" style:font-name-complex="Segoe UI Emoji"/>
    </style:style>
    <style:style style:name="T9" style:parent-style-name="DefaultParagraphFont" style:family="text">
      <style:text-properties style:font-name="Segoe UI Emoji" style:font-name-complex="Segoe UI Emoji"/>
    </style:style>
    <style:style style:name="T10" style:parent-style-name="DefaultParagraphFont" style:family="text">
      <style:text-properties style:font-name="Segoe UI Emoji" style:font-name-complex="Segoe UI Emoji"/>
    </style:style>
    <style:style style:name="P1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12" style:parent-style-name="DefaultParagraphFont" style:family="text">
      <style:text-properties style:font-name="Segoe UI Emoji" style:font-name-complex="Segoe UI Emoji"/>
    </style:style>
    <style:style style:name="T13" style:parent-style-name="DefaultParagraphFont" style:family="text">
      <style:text-properties style:font-name="Segoe UI Emoji" style:font-name-complex="Segoe UI Emoji"/>
    </style:style>
    <style:style style:name="T14" style:parent-style-name="DefaultParagraphFont" style:family="text">
      <style:text-properties style:font-name="Segoe UI Emoji" style:font-name-complex="Segoe UI Emoji"/>
    </style:style>
    <style:style style:name="P15"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16" style:parent-style-name="DefaultParagraphFont" style:family="text">
      <style:text-properties style:font-name="Segoe UI Emoji" style:font-name-complex="Segoe UI Emoji"/>
    </style:style>
    <style:style style:name="T17" style:parent-style-name="DefaultParagraphFont" style:family="text">
      <style:text-properties style:font-name="Segoe UI Emoji" style:font-name-complex="Segoe UI Emoji"/>
    </style:style>
    <style:style style:name="T18" style:parent-style-name="DefaultParagraphFont" style:family="text">
      <style:text-properties style:font-name="Segoe UI Emoji" style:font-name-complex="Segoe UI Emoji"/>
    </style:style>
  </office:automatic-styles>
  <office:body>
    <office:text text:use-soft-page-breaks="true">
      <text:p text:style-name="P1"><text:span text:style-name="T2">🚖</text:span><text:s/>Cancellation &amp; Refund Policy – EasyGoCab</text:p>
      <text:p text:style-name="Normal"/>
      <text:p text:style-name="Normal">Last Updated: November 2025</text:p>
      <text:p text:style-name="Normal"/>
      <text:p text:style-name="Normal">At EasyGoCab, we understand that travel plans can change. To ensure a fair and transparent process for both our customers and our drivers, we follow the cancellation and refund policy outlined below.</text:p>
      <text:p text:style-name="Normal"/>
      <text:p text:style-name="Normal">1. Customer-Initiated Cancellations</text:p>
      <text:p text:style-name="Normal"/>
      <text:p text:style-name="Normal">More than 24 hours before the scheduled pickup time:</text:p>
      <text:p text:style-name="Normal">100% refund of the amount paid (after deducting minimal payment gateway charges).</text:p>
      <text:p text:style-name="Normal"/>
      <text:p text:style-name="Normal">Between 12–24 hours before the scheduled pickup time:</text:p>
      <text:p text:style-name="Normal">75% refund of the amount paid (25% retained as cancellation fee to cover driver and administrative costs).</text:p>
      <text:p text:style-name="Normal"/>
      <text:p text:style-name="Normal">Less than 12 hours before the scheduled pickup time or after the cab has been dispatched/reached pickup location:</text:p>
      <text:p text:style-name="Normal">No refund.</text:p>
      <text:p text:style-name="Normal"/>
      <text:p text:style-name="Normal">2. Company-Initiated Cancellations (by EasyGoCab)</text:p>
      <text:p text:style-name="Normal"/>
      <text:p text:style-name="Normal">If EasyGoCab cancels your booking due to unavoidable circumstances such as vehicle breakdown, driver unavailability, or natural calamity:</text:p>
      <text:p text:style-name="Normal"/>
      <text:p text:style-name="Normal">You will receive a 100% refund of the amount paid.</text:p>
      <text:p text:style-name="Normal"/>
      <text:p text:style-name="Normal">EasyGoCab may also offer an alternative cab at no extra cost, depending on vehicle availability.</text:p>
      <text:p text:style-name="Normal"/>
      <text:p text:style-name="Normal">3. Booking Modifications</text:p>
      <text:p text:style-name="Normal"/>
      <text:p text:style-name="Normal">If you wish to change your pickup time, destination, or trip type (for example, from one-way to round trip):</text:p>
      <text:p text:style-name="Normal"/>
      <text:p text:style-name="Normal">Contact our support team at least 6 hours before the scheduled pickup time.</text:p>
      <text:p text:style-name="Normal"/>
      <text:p text:style-name="Normal">All changes are subject to driver and vehicle availability.</text:p>
      <text:p text:style-name="Normal"/>
      <text:p text:style-name="Normal">Any difference in fare will apply and must be paid by the customer.</text:p>
      <text:p text:style-name="Normal"/>
      <text:p text:style-name="Normal">4. No-Show Policy</text:p>
      <text:p text:style-name="Normal"/>
      <text:p text:style-name="Normal">If the customer fails to show up at the pickup location or provides incorrect details leading to a failed pickup:</text:p>
      <text:p text:style-name="Normal"/>
      <text:p text:style-name="Normal">The booking will be marked as “No Show”, and no refund will be issued.</text:p>
      <text:p text:style-name="Normal"/>
      <text:p text:style-name="Normal">5. Refund Process</text:p>
      <text:p text:style-name="Normal"/>
      <text:p text:style-name="Normal">Refunds (when applicable) will be processed to the original payment method within 5–7 business days.</text:p>
      <text:p text:style-name="Normal"/>
      <text:p text:style-name="Normal">Refund time may vary depending on the customer’s bank or payment gateway.</text:p>
      <text:p text:style-name="Normal"/>
      <text:p text:style-name="Normal">6. Contact Information</text:p>
      <text:p text:style-name="Normal"/>
      <text:p text:style-name="Normal">For cancellations or refund-related queries, please contact:</text:p>
      <text:p text:style-name="Normal"><text:span text:style-name="T3">📩</text:span><text:s/>info@easygocab.com</text:p>
      <text:p text:style-name="Normal"/>
      <text:p text:style-name="Normal"><text:span text:style-name="T4">📞</text:span><text:s/>7890088921</text:p>
      <text:p text:style-name="Normal"><text:span text:style-name="T5">🌐</text:span><text:s/><text:a xlink:href="http://www.easygocab.com" office:target-frame-name="_top" xlink:show="replace"><text:span text:style-name="Hyperlink">www.easygocab.com</text:span></text:a></text:p>
      <text:p text:style-name="Normal"/>
      <text:p text:style-name="P6"/>
      <text:p text:style-name="Normal"/>
      <text:soft-page-break/>
      <text:p text:style-name="Normal"><text:span text:style-name="T7">🟨</text:span><text:s/>TERMS &amp; CONDITIONS – EasyGoCab</text:p>
      <text:p text:style-name="Normal"/>
      <text:p text:style-name="Normal">Last Updated: November 2025</text:p>
      <text:p text:style-name="Normal"/>
      <text:p text:style-name="Normal">Welcome to EasyGoCab! By accessing and using our website (www.easygocab.com</text:p>
      <text:p text:style-name="Normal">) and services, you agree to follow the terms and conditions stated below. Please read them carefully before booking.</text:p>
      <text:p text:style-name="Normal"/>
      <text:p text:style-name="Normal">1. Booking Policy</text:p>
      <text:p text:style-name="Normal"/>
      <text:p text:style-name="Normal">All cab bookings must be made directly through the official EasyGoCab website.</text:p>
      <text:p text:style-name="Normal"/>
      <text:p text:style-name="Normal">Customers must provide accurate details such as name, phone number, pickup address, and trip type.</text:p>
      <text:p text:style-name="Normal"/>
      <text:p text:style-name="Normal">Inaccurate or false information may result in cancellation without refund.</text:p>
      <text:p text:style-name="Normal"/>
      <text:p text:style-name="Normal">EasyGoCab reserves the right to deny service or cancel any booking at its discretion.</text:p>
      <text:p text:style-name="Normal"/>
      <text:p text:style-name="Normal">2. Payment Terms</text:p>
      <text:p text:style-name="Normal"/>
      <text:p text:style-name="Normal">Customers can make payments online through Razorpay or in cash directly to the driver.</text:p>
      <text:p text:style-name="Normal"/>
      <text:p text:style-name="Normal">All online transactions are encrypted and processed securely via Razorpay.</text:p>
      <text:p text:style-name="Normal"/>
      <text:p text:style-name="Normal">Any extra usage (distance, waiting time, tolls, or night charges) will be charged separately as per the applicable rate.</text:p>
      <text:p text:style-name="Normal"/>
      <text:p text:style-name="Normal">3. Cancellation &amp; Refund</text:p>
      <text:p text:style-name="Normal"/>
      <text:p text:style-name="Normal">Please refer to our Cancellation &amp; Refund Policy for complete details.</text:p>
      <text:p text:style-name="Normal">In short:</text:p>
      <text:p text:style-name="Normal"/>
      <text:p text:style-name="Normal">More than 24 hours before pickup: 100% refund (minus payment gateway charges)</text:p>
      <text:p text:style-name="Normal"/>
      <text:p text:style-name="Normal">Between 12–24 hours: 75% refund</text:p>
      <text:p text:style-name="Normal"/>
      <text:p text:style-name="Normal">Less than 12 hours or after dispatch: No refund</text:p>
      <text:p text:style-name="Normal"/>
      <text:p text:style-name="Normal">4. Service Terms</text:p>
      <text:p text:style-name="Normal"/>
      <text:p text:style-name="Normal">EasyGoCab acts only as a facilitator connecting customers with independent third-party drivers.</text:p>
      <text:p text:style-name="Normal"/>
      <text:p text:style-name="Normal">Vehicles listed on the platform are not owned, controlled, or operated by EasyGoCab.</text:p>
      <text:p text:style-name="Normal"/>
      <text:p text:style-name="Normal">The responsibility for punctuality, cleanliness, behavior, and trip completion rests solely with the driver.</text:p>
      <text:p text:style-name="Normal"/>
      <text:p text:style-name="Normal">EasyGoCab is not responsible for delays caused by traffic, weather, strikes, or unforeseen incidents.</text:p>
      <text:p text:style-name="Normal"/>
      <text:p text:style-name="Normal">Customer Responsibilities</text:p>
      <text:p text:style-name="Normal"/>
      <text:p text:style-name="Normal">Be ready at the pickup location at the scheduled time.</text:p>
      <text:p text:style-name="Normal"/>
      <text:p text:style-name="Normal">Treat the driver and vehicle respectfully.</text:p>
      <text:p text:style-name="Normal"/>
      <text:p text:style-name="Normal">Do not engage in unlawful, unsafe, or abusive behavior during the ride.</text:p>
      <text:p text:style-name="Normal"/>
      <text:p text:style-name="Normal">5. Liability &amp; Safety Disclaimer</text:p>
      <text:p text:style-name="Normal"/>
      <text:p text:style-name="Normal">EasyGoCab shall not be held responsible for any kind of accident, injury, death, vehicle damage, loss, or property theft occurring before, during, or after the trip.</text:p>
      <text:p text:style-name="Normal"/>
      <text:p text:style-name="Normal">No insurance or health coverage is provided by EasyGoCab for drivers or passengers.</text:p>
      <text:p text:style-name="Normal"/>
      <text:p text:style-name="Normal">In the event of an accident or mishap, EasyGoCab bears no financial or legal responsibility.</text:p>
      <text:p text:style-name="Normal"/>
      <text:p text:style-name="Normal">Any claim or dispute related to accidents, damages, or personal loss must be handled directly between the driver and the passenger.</text:p>
      <text:p text:style-name="Normal"/>
      <text:p text:style-name="Normal">EasyGoCab will, however, cooperate with law enforcement authorities if required by law.</text:p>
      <text:p text:style-name="Normal"/>
      <text:p text:style-name="Normal">6. Conduct &amp; Legal Compliance</text:p>
      <text:p text:style-name="Normal"/>
      <text:p text:style-name="Normal">Passengers and drivers must follow all traffic and safety laws.</text:p>
      <text:p text:style-name="Normal"/>
      <text:p text:style-name="Normal">Any illegal, unlawful, or unethical activity by either party is strictly prohibited.</text:p>
      <text:p text:style-name="Normal"/>
      <text:p text:style-name="Normal">EasyGoCab is not responsible for any legal consequences arising from such actions.</text:p>
      <text:p text:style-name="Normal"/>
      <text:p text:style-name="Normal">Users found misusing the platform may be banned permanently without notice.</text:p>
      <text:p text:style-name="Normal"/>
      <text:p text:style-name="Normal">7. Limitation of Liability</text:p>
      <text:p text:style-name="Normal"/>
      <text:p text:style-name="Normal">EasyGoCab’s total liability, in any case, shall not exceed the total booking amount paid by the customer.</text:p>
      <text:p text:style-name="Normal"/>
      <text:p text:style-name="Normal">EasyGoCab will not be liable for any indirect, incidental, or consequential damages, including missed flights, business losses, or emotional distress.</text:p>
      <text:p text:style-name="Normal"/>
      <text:p text:style-name="Normal">8. Modification of Terms</text:p>
      <text:p text:style-name="Normal"/>
      <text:p text:style-name="Normal">EasyGoCab reserves the right to modify or update these Terms &amp; Conditions at any time. The latest version will always be available on our website.</text:p>
      <text:p text:style-name="Normal"/>
      <text:p text:style-name="Normal">9. Governing Law</text:p>
      <text:p text:style-name="Normal"/>
      <text:p text:style-name="Normal">All disputes and legal matters are governed by the laws of India and subject to the exclusive jurisdiction of courts in Kolkata, West Bengal.</text:p>
      <text:p text:style-name="Normal"/>
      <text:p text:style-name="Normal">10. Contact</text:p>
      <text:p text:style-name="Normal"/>
      <text:p text:style-name="Normal">For any queries, please contact:</text:p>
      <text:p text:style-name="Normal"><text:span text:style-name="T8">📩</text:span><text:s/>info@easygocab.com</text:p>
      <text:p text:style-name="Normal"/>
      <text:p text:style-name="Normal"><text:span text:style-name="T9">📞</text:span><text:s/>7890088921</text:p>
      <text:p text:style-name="Normal"><text:span text:style-name="T10">🌐</text:span><text:s/><text:a xlink:href="http://www.easygocab.com" office:target-frame-name="_top" xlink:show="replace"><text:span text:style-name="Hyperlink">www.easygocab.com</text:span></text:a></text:p>
      <text:p text:style-name="P11"/>
      <text:p text:style-name="Normal"/>
      <text:p text:style-name="Normal"/>
      <text:p text:style-name="Normal"/>
      <text:p text:style-name="Normal"><text:span text:style-name="T12">🟥</text:span><text:s/>DISCLAIMER – EasyGoCab</text:p>
      <text:p text:style-name="Normal"/>
      <text:p text:style-name="Normal">Last Updated: November 2025</text:p>
      <text:p text:style-name="Normal"/>
      <text:p text:style-name="Normal">The content on www.easygocab.com</text:p>
      <text:p text:style-name="Normal"><text:s/>is provided for general information purposes only. By using this website, you agree to the following disclaimer terms.</text:p>
      <text:p text:style-name="Normal"/>
      <text:p text:style-name="Normal">1. Platform Role</text:p>
      <text:p text:style-name="Normal"/>
      <text:p text:style-name="Normal">EasyGoCab functions as an online aggregator, connecting customers with independent third-party drivers.</text:p>
      <text:p text:style-name="Normal"/>
      <text:p text:style-name="Normal">We do not own or operate vehicles, and we do not employ drivers.</text:p>
      <text:p text:style-name="Normal"/>
      <text:p text:style-name="Normal">All transportation services are provided solely by the assigned driver or vehicle operator.</text:p>
      <text:p text:style-name="Normal"/>
      <text:soft-page-break/>
      <text:p text:style-name="Normal">2. Accuracy of Information</text:p>
      <text:p text:style-name="Normal"/>
      <text:p text:style-name="Normal">While we strive to keep all information (pricing, vehicle types, trip details) accurate and updated, EasyGoCab does not guarantee complete accuracy at all times.</text:p>
      <text:p text:style-name="Normal">We reserve the right to correct any error or omission without prior notice.</text:p>
      <text:p text:style-name="Normal"/>
      <text:p text:style-name="Normal">3. Liability for Accidents &amp; Damages</text:p>
      <text:p text:style-name="Normal"/>
      <text:p text:style-name="Normal">EasyGoCab is not responsible for any accident, injury, vehicle damage, death, or property loss that may occur during the trip.</text:p>
      <text:p text:style-name="Normal"/>
      <text:p text:style-name="Normal">We do not provide insurance or medical coverage to drivers or passengers.</text:p>
      <text:p text:style-name="Normal"/>
      <text:p text:style-name="Normal">Any issues or claims arising from such incidents are to be settled directly between the driver and the passenger.</text:p>
      <text:p text:style-name="Normal"/>
      <text:p text:style-name="Normal">EasyGoCab is not liable for personal belongings left in the vehicle after the trip.</text:p>
      <text:p text:style-name="Normal"/>
      <text:p text:style-name="Normal">4. Illegal or Unlawful Acts</text:p>
      <text:p text:style-name="Normal"/>
      <text:p text:style-name="Normal">EasyGoCab will not be held accountable for any illegal, immoral, or prohibited activity conducted by drivers or passengers.</text:p>
      <text:p text:style-name="Normal"/>
      <text:p text:style-name="Normal">Any such incidents should be immediately reported to local police authorities.</text:p>
      <text:p text:style-name="Normal"/>
      <text:p text:style-name="Normal">EasyGoCab may share necessary booking or driver information with law enforcement upon official request.</text:p>
      <text:p text:style-name="Normal"/>
      <text:p text:style-name="Normal">5. External Links</text:p>
      <text:p text:style-name="Normal"/>
      <text:p text:style-name="Normal">Our website may contain links to third-party websites. EasyGoCab is not responsible for their content, privacy policies, or services.</text:p>
      <text:p text:style-name="Normal"/>
      <text:soft-page-break/>
      <text:p text:style-name="Normal">6. Limitation of Liability</text:p>
      <text:p text:style-name="Normal"/>
      <text:p text:style-name="Normal">To the fullest extent permitted by Indian law:</text:p>
      <text:p text:style-name="Normal"/>
      <text:p text:style-name="Normal">EasyGoCab’s liability shall not exceed the total amount paid for the specific booking.</text:p>
      <text:p text:style-name="Normal"/>
      <text:p text:style-name="Normal">We will not be liable for indirect or consequential damages, including emotional stress, delays, or missed appointments.</text:p>
      <text:p text:style-name="Normal"/>
      <text:p text:style-name="Normal">7. Jurisdiction</text:p>
      <text:p text:style-name="Normal"/>
      <text:p text:style-name="Normal">This Disclaimer is governed by the laws of India, and any disputes will fall under the jurisdiction of courts in Kolkata, West Bengal.</text:p>
      <text:p text:style-name="Normal"/>
      <text:p text:style-name="Normal">8. Contact</text:p>
      <text:p text:style-name="Normal"/>
      <text:p text:style-name="Normal">If you have questions or concerns about this Disclaimer, please reach out to:</text:p>
      <text:p text:style-name="Normal"><text:span text:style-name="T13">📩</text:span><text:s/>info@easygocab.com</text:p>
      <text:p text:style-name="Normal"/>
      <text:p text:style-name="Normal"><text:span text:style-name="T14">📞</text:span><text:s/>7890088921</text:p>
      <text:p text:style-name="Normal"/>
      <text:p text:style-name="P15"/>
      <text:p text:style-name="Normal"/>
      <text:p text:style-name="Normal"/>
      <text:p text:style-name="Normal"/>
      <text:p text:style-name="Normal"><text:span text:style-name="T16">🟦</text:span><text:s/>1. Privacy Policy – EasyGoCab</text:p>
      <text:p text:style-name="Normal"/>
      <text:p text:style-name="Normal">Last Updated: November 2025</text:p>
      <text:p text:style-name="Normal"/>
      <text:p text:style-name="Normal">At EasyGoCab, accessible from www.easygocab.com</text:p>
      <text:soft-page-break/>
      <text:p text:style-name="Normal">, we value your privacy and are committed to protecting your personal information. This Privacy Policy explains how we collect, use, and safeguard your data when you use our website and cab booking services.</text:p>
      <text:p text:style-name="Normal"/>
      <text:p text:style-name="Normal">1. Information We Collect</text:p>
      <text:p text:style-name="Normal"/>
      <text:p text:style-name="Normal">When you use our services, we may collect the following details:</text:p>
      <text:p text:style-name="Normal"/>
      <text:p text:style-name="Normal">Full name</text:p>
      <text:p text:style-name="Normal"/>
      <text:p text:style-name="Normal">Mobile number</text:p>
      <text:p text:style-name="Normal"/>
      <text:p text:style-name="Normal">Email address</text:p>
      <text:p text:style-name="Normal"/>
      <text:p text:style-name="Normal">Pickup and drop location</text:p>
      <text:p text:style-name="Normal"/>
      <text:p text:style-name="Normal">Booking date and time</text:p>
      <text:p text:style-name="Normal"/>
      <text:p text:style-name="Normal">Payment information (processed securely through Razorpay)</text:p>
      <text:p text:style-name="Normal"/>
      <text:p text:style-name="Normal">Device information and IP address (for security and analytics)</text:p>
      <text:p text:style-name="Normal"/>
      <text:p text:style-name="Normal">2. How We Use Your Information</text:p>
      <text:p text:style-name="Normal"/>
      <text:p text:style-name="Normal">We use your information to:</text:p>
      <text:p text:style-name="Normal"/>
      <text:p text:style-name="Normal">Confirm and manage your bookings</text:p>
      <text:p text:style-name="Normal"/>
      <text:p text:style-name="Normal">Communicate booking updates, driver details, or cancellations</text:p>
      <text:p text:style-name="Normal"/>
      <text:p text:style-name="Normal">Process payments securely through Razorpay</text:p>
      <text:p text:style-name="Normal"/>
      <text:soft-page-break/>
      <text:p text:style-name="Normal">Improve service quality and customer experience</text:p>
      <text:p text:style-name="Normal"/>
      <text:p text:style-name="Normal">Handle complaints and support requests</text:p>
      <text:p text:style-name="Normal"/>
      <text:p text:style-name="Normal">Comply with legal and regulatory requirements</text:p>
      <text:p text:style-name="Normal"/>
      <text:p text:style-name="Normal">3. Data Sharing</text:p>
      <text:p text:style-name="Normal"/>
      <text:p text:style-name="Normal">We only share limited data with trusted third parties such as:</text:p>
      <text:p text:style-name="Normal"/>
      <text:p text:style-name="Normal">Driver partners (for pickup &amp; service fulfillment)</text:p>
      <text:p text:style-name="Normal"/>
      <text:p text:style-name="Normal">Payment gateway providers (Razorpay) for secure online transactions</text:p>
      <text:p text:style-name="Normal"/>
      <text:p text:style-name="Normal">Legal or government authorities, when required by law</text:p>
      <text:p text:style-name="Normal"/>
      <text:p text:style-name="Normal">We never sell your personal data to anyone.</text:p>
      <text:p text:style-name="Normal"/>
      <text:p text:style-name="Normal">4. Data Security</text:p>
      <text:p text:style-name="Normal"/>
      <text:p text:style-name="Normal">Your data is stored securely on our servers and protected using encryption, firewalls, and other security practices. We continuously review our systems to prevent unauthorized access or misuse.</text:p>
      <text:p text:style-name="Normal"/>
      <text:p text:style-name="Normal">5. Cookies</text:p>
      <text:p text:style-name="Normal"/>
      <text:p text:style-name="Normal">Our website may use cookies to improve functionality and personalize your experience. You can disable cookies in your browser settings if you prefer.</text:p>
      <text:p text:style-name="Normal"/>
      <text:p text:style-name="Normal">6. Your Rights</text:p>
      <text:p text:style-name="Normal"/>
      <text:p text:style-name="Normal">You have the right to:</text:p>
      <text:p text:style-name="Normal"/>
      <text:soft-page-break/>
      <text:p text:style-name="Normal">Request a copy of your personal data</text:p>
      <text:p text:style-name="Normal"/>
      <text:p text:style-name="Normal">Ask us to correct or delete your information</text:p>
      <text:p text:style-name="Normal"/>
      <text:p text:style-name="Normal">Withdraw consent for marketing communication</text:p>
      <text:p text:style-name="Normal"/>
      <text:p text:style-name="Normal">For such requests, email us at info@easygocab.com</text:p>
      <text:p text:style-name="Normal">.</text:p>
      <text:p text:style-name="Normal"/>
      <text:p text:style-name="Normal">7. Contact Us</text:p>
      <text:p text:style-name="Normal"/>
      <text:p text:style-name="Normal">If you have questions about this Privacy Policy, please contact:</text:p>
      <text:p text:style-name="Normal"><text:span text:style-name="T17">📩</text:span><text:s/>info@easygocab.com</text:p>
      <text:p text:style-name="Normal"/>
      <text:p text:style-name="Normal"><text:span text:style-name="T18">📞</text:span><text:s/>7890088921</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sif ikbal</meta:initial-creator>
    <dc:creator>Asif ikbal</dc:creator>
    <meta:creation-date>2025-11-13T06:13:00Z</meta:creation-date>
    <dc:date>2025-11-13T06:13:00Z</dc:date>
    <meta:template xlink:href="Normal" xlink:type="simple"/>
    <meta:editing-cycles>2</meta:editing-cycles>
    <meta:editing-duration>PT60S</meta:editing-duration>
    <meta:document-statistic meta:page-count="11" meta:paragraph-count="19" meta:word-count="1458" meta:character-count="9756" meta:row-count="69" meta:non-whitespace-character-count="8317"/>
  </office:meta>
</office:document-meta>
</file>